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4%" draw:textarea-horizontal-align="justify" draw:textarea-vertical-align="middle" draw:auto-grow-height="false" fo:min-height="1.188cm" fo:min-width="1.02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54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2.032cm" svg:x="6.08cm" svg:y="2.2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556cm" svg:height="1.397cm" svg:x="1.635cm" svg:y="2.778cm">
          <draw:text-box>
            <text:p>1<text:span text:style-name="T1">er</text:span> mois</text:p>
          </draw:text-box>
        </draw:frame>
        <draw:frame draw:style-name="gr3" draw:text-style-name="P3" draw:layer="layout" svg:width="3.937cm" svg:height="1.143cm" svg:x="1.508cm" svg:y="6.588cm">
          <draw:text-box>
            <text:p>2<text:span text:style-name="T1">ème</text:span> mois</text:p>
          </draw:text-box>
        </draw:frame>
        <draw:custom-shape draw:style-name="gr1" draw:text-style-name="P2" draw:layer="layout" svg:width="2.159cm" svg:height="2.032cm" svg:x="6.034cm" svg:y="5.82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23cm" svg:y1="4.429cm" svg:x2="7.123cm" svg:y2="5.826cm">
          <text:p/>
        </draw:line>
        <draw:frame draw:style-name="gr5" draw:text-style-name="P3" draw:layer="layout" svg:width="9.271cm" svg:height="2.159cm" svg:x="12.557cm" svg:y="4.321cm">
          <draw:text-box>
            <text:p>(un mois d’attente avant procréation pour A)</text:p>
          </draw:text-box>
        </draw:frame>
        <draw:frame draw:style-name="gr3" draw:text-style-name="P3" draw:layer="layout" svg:width="3.937cm" svg:height="1.143cm" svg:x="1.635cm" svg:y="10.144cm">
          <draw:text-box>
            <text:p>3<text:span text:style-name="T1">ème</text:span> mois</text:p>
          </draw:text-box>
        </draw:frame>
        <draw:custom-shape draw:style-name="gr1" draw:text-style-name="P2" draw:layer="layout" svg:width="2.159cm" svg:height="2.032cm" svg:x="6.107cm" svg:y="9.38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59cm" svg:height="2.032cm" svg:x="12.049cm" svg:y="9.50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239cm" svg:y1="7.35cm" svg:x2="12.049cm" svg:y2="9.382cm">
          <text:p/>
        </draw:line>
        <draw:line draw:style-name="gr4" draw:text-style-name="P4" draw:layer="layout" svg:x1="7.223cm" svg:y1="8.112cm" svg:x2="7.223cm" svg:y2="9.255cm">
          <text:p/>
        </draw:line>
        <draw:custom-shape draw:style-name="gr1" draw:text-style-name="P2" draw:layer="layout" svg:width="2.159cm" svg:height="2.032cm" svg:x="6.08cm" svg:y="13.19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223cm" svg:y1="11.668cm" svg:x2="7.223cm" svg:y2="12.811cm">
          <text:p/>
        </draw:line>
        <draw:custom-shape draw:style-name="gr1" draw:text-style-name="P2" draw:layer="layout" svg:width="2.159cm" svg:height="2.032cm" svg:x="15.605cm" svg:y="13.19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462cm" svg:y1="11.668cm" svg:x2="15.732cm" svg:y2="12.684cm">
          <text:p/>
        </draw:line>
        <draw:line draw:style-name="gr4" draw:text-style-name="P4" draw:layer="layout" svg:x1="8.493cm" svg:y1="11.16cm" svg:x2="11.414cm" svg:y2="13.319cm">
          <text:p/>
        </draw:line>
        <draw:custom-shape draw:style-name="gr1" draw:text-style-name="P2" draw:layer="layout" svg:width="2.159cm" svg:height="2.032cm" svg:x="11.56cm" svg:y="17.10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59cm" svg:height="2.032cm" svg:x="6.053cm" svg:y="17.00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59cm" svg:height="2.032cm" svg:x="11.414cm" svg:y="13.44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59cm" svg:height="2.032cm" svg:x="14.508cm" svg:y="17.10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113cm" svg:y1="15.478cm" svg:x2="15.859cm" svg:y2="16.748cm">
          <text:p/>
        </draw:line>
        <draw:line draw:style-name="gr4" draw:text-style-name="P4" draw:layer="layout" svg:x1="17.256cm" svg:y1="15.351cm" svg:x2="18.399cm" svg:y2="16.748cm">
          <text:p/>
        </draw:line>
        <draw:custom-shape draw:style-name="gr1" draw:text-style-name="P2" draw:layer="layout" svg:width="2.159cm" svg:height="2.032cm" svg:x="17.41cm" svg:y="17.102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096cm" svg:y1="15.478cm" svg:x2="7.096cm" svg:y2="16.621cm">
          <text:p/>
        </draw:line>
        <draw:line draw:style-name="gr4" draw:text-style-name="P4" draw:layer="layout" svg:x1="12.43cm" svg:y1="15.732cm" svg:x2="12.43cm" svg:y2="16.875cm">
          <text:p/>
        </draw:line>
        <draw:line draw:style-name="gr4" draw:text-style-name="P4" draw:layer="layout" svg:x1="8.366cm" svg:y1="15.097cm" svg:x2="9.636cm" svg:y2="16.494cm">
          <text:p/>
        </draw:line>
        <draw:custom-shape draw:style-name="gr1" draw:text-style-name="P2" draw:layer="layout" svg:width="2.159cm" svg:height="2.032cm" svg:x="8.747cm" svg:y="17.00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937cm" svg:height="1.143cm" svg:x="1.635cm" svg:y="13.573cm">
          <draw:text-box>
            <text:p>4<text:span text:style-name="T1">ème</text:span> mois</text:p>
          </draw:text-box>
        </draw:frame>
        <draw:frame draw:style-name="gr3" draw:text-style-name="P3" draw:layer="layout" svg:width="3.937cm" svg:height="1.143cm" svg:x="1.508cm" svg:y="17.383cm">
          <draw:text-box>
            <text:p>5<text:span text:style-name="T1">ème</text:span> mois</text:p>
          </draw:text-box>
        </draw:frame>
        <draw:frame draw:style-name="gr3" draw:text-style-name="P3" draw:layer="layout" svg:width="3.937cm" svg:height="1.143cm" svg:x="7.223cm" svg:y="20.939cm">
          <draw:text-box>
            <text:p>(...etc.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7:56:36.708203527</meta:creation-date>
    <dc:date>2022-03-16T18:13:49.970593442</dc:date>
    <meta:editing-duration>PT6M52S</meta:editing-duration>
    <meta:editing-cycles>1</meta:editing-cycles>
    <meta:document-statistic meta:object-count="30"/>
    <meta:generator>LibreOffice/6.4.7.2$Linux_X86_64 LibreOffice_project/40$Build-2</meta:generator>
  </office:meta>
</office:document-meta>
</file>